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in" fo:margin-bottom="0.0835in"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  <style:style style:name="P6" style:family="paragraph" style:parent-style-name="Text_20_body" style:list-style-name="WW8Num2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he dog Person</text:h>
      <text:h text:style-name="P4" text:outline-level="2">Technology Summary</text:h>
      <text:p text:style-name="P1">This is a web site of a dog expert that offers his services for dog care. <text:s/>Has a contact form where user enters his info and an email is send to the dog expert.</text:p>
      <text:h text:style-name="P3" text:outline-level="3">The application uses the following technologies:</text:h>
      <text:list xml:id="list3609236847596737598" text:style-name="WW8Num2">
        <text:list-item>
          <text:p text:style-name="P6">HTML</text:p>
        </text:list-item>
        <text:list-item>
          <text:p text:style-name="P6">CSS</text:p>
        </text:list-item>
        <text:list-item>
          <text:p text:style-name="P6">BootStrap</text:p>
        </text:list-item>
        <text:list-item>
          <text:p text:style-name="P6">JavaScript</text:p>
        </text:list-item>
        <text:list-item>
          <text:p text:style-name="P6">Node.js – used as JavaScript runtime</text:p>
        </text:list-item>
        <text:list-item>
          <text:p text:style-name="P6">Express – used as the Web Framework for routing</text:p>
        </text:list-item>
        <text:list-item>
          <text:p text:style-name="P6">Node Mailer – used to send emails</text:p>
        </text:list-item>
        <text:list-item>
          <text:p text:style-name="P6">Mailgun API – used with Node Mailer</text:p>
        </text:list-item>
        <text:list-item>
          <text:p text:style-name="P6">Git – used for version control</text:p>
        </text:list-item>
        <text:list-item>
          <text:p text:style-name="P6">Connect-Flash – used to display error messages and alerts</text:p>
        </text:list-item>
        <text:list-item>
          <text:p text:style-name="P6">Express Session – used with Connect-Flash</text:p>
        </text:list-item>
      </text:list>
      <text:p text:style-name="P1"/>
      <text:h text:style-name="P3" text:outline-level="3">Instructions</text:h>
      <text:p text:style-name="P1">Set environment variables process.env.API_KEY and process.env.DOMAIN to be used in mail.js. <text:s/>To get the correct values for these environment variables visit Mailgun.com the domain value is located in the Dashboard page. <text:s/>The API key is located in Settings/Security &amp; Users/API Security page. <text:s/>Use the private key.</text:p>
      <text:p text:style-name="P1">TO START THE MONGODB SERVER LOCALLY from command line type - /usr/local/bin/mongodb/mongod</text:p>
      <text:p text:style-name="P1">To run the app use nodemon or node app.j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ruz</meta:initial-creator>
    <meta:creation-date>2019-09-24T09:10:33</meta:creation-date>
    <meta:editing-duration>P23DT22H11M21S</meta:editing-duration>
    <meta:generator>OpenOffice/4.1.7$Unix OpenOffice.org_project/417m1$Build-9800</meta:generator>
    <meta:document-statistic meta:table-count="0" meta:image-count="0" meta:object-count="0" meta:page-count="1" meta:paragraph-count="19" meta:word-count="178" meta:character-count="1026"/>
    <dc:date>2019-10-31T14:51:40</dc:date>
    <dc:creator>Rafael Cruz</dc:creator>
    <meta:editing-cycles>1</meta:editing-cycles>
  </office:meta>
</office:document-meta>
</file>